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1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yrus Adl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November 22, 1893</text:p>
      <text:p text:style-name="P6">Month<text:tab/><text:tab/><text:tab/><text:tab/><text:tab/><text:tab/>November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Washington, D. C.</text:p>
      <text:p text:style-name="P6">State<text:tab/><text:tab/>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MERICAN JEWISH/</text:p>
      <text:p text:style-name="P2">HISTORICAL SOCIETY./</text:p>
      <text:p text:style-name="P4">943 K St. N. W./</text:p>
      <text:p text:style-name="P4">Washington Nov. 22[/ inserted by author]93/</text:p>
      <text:p text:style-name="P3">Dear Doctor Morais/</text:p>
      <text:p text:style-name="P3"><text:tab/>It would seem to me/ advisable for you prepare a brief note for/ the next issue of the Society correcting the/ slight errors you allude to in your letter/ of the 20th. <text:s/>None of the articles from Chicago/ have yet arrived; as soon as your [Hebrew]/ set returns I will let you have it./ <text:s/>Dr. Cohen told me that the meeting on/ Saturday night was merely a preliminary/ conference and as my time is very much/ occupied &amp; my attendance would/ have involved leaving here at noon on/ Friday I decided not to come./</text:p>
      <text:p text:style-name="P3"/>
      <text:p text:style-name="P3">[Page 2]</text:p>
      <text:p text:style-name="P3"><text:soft-page-break/>I have great hopes of the usefulness of/ this trust both for Jewish learning &amp;/ for the congregation/ Sincerely yours/ Cyrus Ad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2:11:16.44</meta:creation-date>
    <meta:document-statistic meta:table-count="0" meta:image-count="0" meta:object-count="0" meta:page-count="3" meta:paragraph-count="69" meta:word-count="303" meta:character-count="2038"/>
    <dc:date>2011-12-19T12:43:18.36</dc:date>
    <dc:creator>Penn Libraries</dc:creator>
    <meta:editing-duration>PT00H01M40S</meta:editing-duration>
    <meta:editing-cycles>1</meta:editing-cycles>
    <meta:generator>OpenOffice.org/3.2$Win32 OpenOffice.org_project/320m12$Build-9483</meta:generator>
  </office:meta>
</office:document-meta>
</file>